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sans-serif" svg:font-family="sans-serif"/>
  </office:font-face-decls>
  <office:automatic-styles>
    <style:style style:name="P1" style:family="paragraph" style:parent-style-name="Heading_20_2" style:list-style-name="L1">
      <style:text-properties fo:color="#222266" loext:opacity="100%" style:text-line-through-style="none" style:text-line-through-type="none" style:text-underline-style="none" officeooo:rsid="00138e40" officeooo:paragraph-rsid="00138e40" style:text-blinking="false"/>
    </style:style>
    <style:style style:name="P2" style:family="paragraph" style:parent-style-name="Heading_20_2" style:list-style-name="L1">
      <style:text-properties fo:font-variant="normal" fo:text-transform="none" fo:color="#222266" loext:opacity="100%" style:text-line-through-style="none" style:text-line-through-type="none" style:font-name="sans-serif" fo:letter-spacing="normal" fo:font-style="normal" style:text-underline-style="none" fo:font-weight="normal" officeooo:rsid="00138e40" officeooo:paragraph-rsid="00138e40" style:text-blinking="false"/>
    </style:style>
    <style:style style:name="P3" style:family="paragraph" style:parent-style-name="Heading_20_2" style:list-style-name="L1">
      <style:text-properties fo:font-variant="normal" fo:text-transform="none" fo:color="#000000" loext:opacity="100%" style:text-line-through-style="none" style:text-line-through-type="none" style:font-name="sans-serif" fo:letter-spacing="normal" fo:font-style="normal" style:text-underline-style="none" fo:font-weight="normal" officeooo:rsid="00138e40" officeooo:paragraph-rsid="00138e40" style:text-blinking="false"/>
    </style:style>
    <style:style style:name="P4" style:family="paragraph" style:parent-style-name="Heading_20_3" style:list-style-name="L1">
      <style:text-properties fo:font-variant="normal" fo:text-transform="none" fo:color="#222266" loext:opacity="100%" style:text-line-through-style="none" style:text-line-through-type="none" style:font-name="sans-serif" fo:letter-spacing="normal" fo:font-style="normal" style:text-underline-style="none" fo:font-weight="normal" officeooo:rsid="00138e40" officeooo:paragraph-rsid="00138e40" style:text-blinking="false"/>
    </style:style>
    <style:style style:name="P5" style:family="paragraph" style:parent-style-name="Heading_20_3">
      <style:paragraph-properties fo:margin-left="0cm" fo:margin-right="0cm" fo:orphans="2" fo:widows="2" fo:text-indent="0cm" style:auto-text-indent="false"/>
      <style:text-properties fo:font-variant="normal" fo:text-transform="none" fo:color="#000000" loext:opacity="100%" style:font-name="sans-serif" fo:font-size="12pt" fo:letter-spacing="normal" fo:font-style="normal" fo:font-weight="normal" loext:padding="0cm" loext:border="none"/>
    </style:style>
    <style:style style:name="P6" style:family="paragraph" style:parent-style-name="Horizontal_20_Line">
      <style:paragraph-properties fo:orphans="2" fo:widows="2"/>
    </style:style>
    <style:style style:name="P7" style:family="paragraph" style:parent-style-name="Preformatted_20_Text">
      <style:paragraph-properties fo:orphans="2" fo:widows="2"/>
      <style:text-properties fo:font-variant="normal" fo:text-transform="none" fo:color="#000000" loext:opacity="100%" style:font-name="sans-serif" fo:font-size="12pt" fo:letter-spacing="normal" fo:font-style="normal" fo:font-weight="normal" loext:padding="0cm" loext:border="none"/>
    </style:style>
    <style:style style:name="P8" style:family="paragraph" style:parent-style-name="Preformatted_20_Text">
      <style:paragraph-properties fo:margin-top="0cm" fo:margin-bottom="0.499cm" style:contextual-spacing="false" fo:orphans="2" fo:widows="2"/>
      <style:text-properties fo:font-variant="normal" fo:text-transform="none" fo:color="#000000" loext:opacity="100%" style:font-name="sans-serif" fo:font-size="12pt" fo:letter-spacing="normal" fo:font-style="normal" fo:font-weight="normal" loext:padding="0cm" loext:border="none"/>
    </style:style>
    <style:style style:name="P9" style:family="paragraph" style:parent-style-name="Preformatted_20_Text">
      <style:paragraph-properties fo:margin-left="0cm" fo:margin-right="0cm" fo:margin-top="0cm" fo:margin-bottom="0.499cm" style:contextual-spacing="false" fo:orphans="2" fo:widows="2" fo:text-indent="0cm" style:auto-text-indent="false"/>
      <style:text-properties fo:font-variant="normal" fo:text-transform="none" fo:color="#000000" loext:opacity="100%" style:font-name="sans-serif" fo:font-size="12pt" fo:letter-spacing="normal" fo:font-style="normal" fo:font-weight="normal" loext:padding="0cm" loext:border="none"/>
    </style:style>
    <style:style style:name="P10" style:family="paragraph" style:parent-style-name="Preformatted_20_Text" style:list-style-name="L6">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ans-serif" fo:font-size="12pt" fo:letter-spacing="normal" fo:font-style="normal" fo:font-weight="normal" loext:padding="0cm" loext:border="none"/>
    </style:style>
    <style:style style:name="P11" style:family="paragraph" style:parent-style-name="Preformatted_20_Text" style:list-style-name="L7">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ans-serif" fo:font-size="12pt" fo:letter-spacing="normal" fo:font-style="normal" fo:font-weight="normal" loext:padding="0cm" loext:border="none"/>
    </style:style>
    <style:style style:name="P12" style:family="paragraph" style:parent-style-name="Preformatted_20_Text">
      <style:paragraph-properties fo:orphans="2" fo:widows="2"/>
    </style:style>
    <style:style style:name="P13" style:family="paragraph" style:parent-style-name="Preformatted_20_Text">
      <style:paragraph-properties fo:margin-top="0cm" fo:margin-bottom="0.499cm" style:contextual-spacing="false" fo:orphans="2" fo:widows="2"/>
    </style:style>
    <style:style style:name="P14" style:family="paragraph" style:parent-style-name="Preformatted_20_Text">
      <style:text-properties loext:padding="0cm" loext:border="none"/>
    </style:style>
    <style:style style:name="P15" style:family="paragraph" style:parent-style-name="Preformatted_20_Text">
      <style:paragraph-properties fo:margin-top="0cm" fo:margin-bottom="0.499cm" style:contextual-spacing="false"/>
      <style:text-properties loext:padding="0cm" loext:border="none"/>
    </style:style>
    <style:style style:name="P16" style:family="paragraph" style:parent-style-name="Text_20_body">
      <style:paragraph-properties fo:margin-left="0cm" fo:margin-right="0cm" fo:margin-top="0cm" fo:margin-bottom="0.499cm" style:contextual-spacing="false" fo:orphans="2" fo:widows="2" fo:text-indent="0cm" style:auto-text-indent="false"/>
      <style:text-properties fo:font-variant="normal" fo:text-transform="none" fo:color="#000000" loext:opacity="100%" style:font-name="sans-serif" fo:font-size="12pt" fo:letter-spacing="normal" fo:font-style="normal" fo:font-weight="normal" loext:padding="0cm" loext:border="none"/>
    </style:style>
    <style:style style:name="P17" style:family="paragraph" style:parent-style-name="Text_20_body">
      <style:paragraph-properties fo:margin-top="0cm" fo:margin-bottom="0.499cm" style:contextual-spacing="false" fo:orphans="2" fo:widows="2"/>
      <style:text-properties fo:font-variant="normal" fo:text-transform="none" fo:color="#000000" loext:opacity="100%" style:font-name="sans-serif" fo:font-size="12pt" fo:letter-spacing="normal" fo:font-style="normal" fo:font-weight="normal" loext:padding="0cm" loext:border="none"/>
    </style:style>
    <style:style style:name="P18" style:family="paragraph" style:parent-style-name="Text_20_body" style:list-style-name="L3">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ans-serif" fo:font-size="12pt" fo:letter-spacing="normal" fo:font-style="normal" fo:font-weight="normal" loext:padding="0cm" loext:border="none"/>
    </style:style>
    <style:style style:name="P19" style:family="paragraph" style:parent-style-name="Text_20_body" style:list-style-name="L3">
      <style:paragraph-properties fo:margin-left="0cm" fo:margin-right="0cm" fo:orphans="2" fo:widows="2" fo:text-indent="0cm" style:auto-text-indent="false" fo:padding="0cm" fo:border="none"/>
      <style:text-properties fo:font-variant="normal" fo:text-transform="none" fo:color="#000000" loext:opacity="100%" style:font-name="sans-serif" fo:font-size="12pt" fo:letter-spacing="normal" fo:font-style="normal" fo:font-weight="normal" loext:padding="0cm" loext:border="none"/>
    </style:style>
    <style:style style:name="P20" style:family="paragraph" style:parent-style-name="Text_20_body" style:list-style-name="L6">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ans-serif" fo:font-size="12pt" fo:letter-spacing="normal" fo:font-style="normal" fo:font-weight="normal" loext:padding="0cm" loext:border="none"/>
    </style:style>
    <style:style style:name="P21" style:family="paragraph" style:parent-style-name="Text_20_body" style:list-style-name="L7">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ans-serif" fo:font-size="12pt" fo:letter-spacing="normal" fo:font-style="normal" fo:font-weight="normal" loext:padding="0cm" loext:border="none"/>
    </style:style>
    <style:style style:name="P22" style:family="paragraph" style:parent-style-name="Text_20_body" style:list-style-name="L9">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ans-serif" fo:font-size="12pt" fo:letter-spacing="normal" fo:font-style="normal" fo:font-weight="normal" loext:padding="0cm" loext:border="none"/>
    </style:style>
    <style:style style:name="P23" style:family="paragraph" style:parent-style-name="Text_20_body" style:list-style-name="L9">
      <style:paragraph-properties fo:margin-left="0cm" fo:margin-right="0cm" fo:orphans="2" fo:widows="2" fo:text-indent="0cm" style:auto-text-indent="false" fo:padding="0cm" fo:border="none"/>
      <style:text-properties fo:font-variant="normal" fo:text-transform="none" fo:color="#000000" loext:opacity="100%" style:font-name="sans-serif" fo:font-size="12pt" fo:letter-spacing="normal" fo:font-style="normal" fo:font-weight="normal" loext:padding="0cm" loext:border="none"/>
    </style:style>
    <style:style style:name="P24" style:family="paragraph" style:parent-style-name="Text_20_body" style:list-style-name="L10">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ans-serif" fo:font-size="12pt" fo:letter-spacing="normal" fo:font-style="normal" fo:font-weight="normal" loext:padding="0cm" loext:border="none"/>
    </style:style>
    <style:style style:name="P25" style:family="paragraph" style:parent-style-name="Text_20_body" style:list-style-name="L10">
      <style:paragraph-properties fo:margin-left="0cm" fo:margin-right="0cm" fo:orphans="2" fo:widows="2" fo:text-indent="0cm" style:auto-text-indent="false" fo:padding="0cm" fo:border="none"/>
      <style:text-properties fo:font-variant="normal" fo:text-transform="none" fo:color="#000000" loext:opacity="100%" style:font-name="sans-serif" fo:font-size="12pt" fo:letter-spacing="normal" fo:font-style="normal" fo:font-weight="normal" loext:padding="0cm" loext:border="none"/>
    </style:style>
    <style:style style:name="P26" style:family="paragraph" style:parent-style-name="Text_20_body">
      <style:paragraph-properties fo:margin-left="0cm" fo:margin-right="0cm" fo:margin-top="0cm" fo:margin-bottom="0.499cm" style:contextual-spacing="false" fo:orphans="2" fo:widows="2" fo:text-indent="0cm" style:auto-text-indent="false"/>
      <style:text-properties fo:font-variant="normal" fo:text-transform="none" fo:color="#000000" loext:opacity="100%" fo:letter-spacing="normal" loext:padding="0cm" loext:border="none"/>
    </style:style>
    <style:style style:name="P27" style:family="paragraph" style:parent-style-name="Text_20_body">
      <style:paragraph-properties fo:margin-left="0cm" fo:margin-right="0cm" fo:margin-top="0cm" fo:margin-bottom="0.499cm" style:contextual-spacing="false" fo:orphans="2" fo:widows="2" fo:text-indent="0cm" style:auto-text-indent="false"/>
    </style:style>
    <style:style style:name="P28" style:family="paragraph" style:parent-style-name="Text_20_body">
      <style:paragraph-properties fo:margin-top="0cm" fo:margin-bottom="0.499cm" style:contextual-spacing="false" fo:orphans="2" fo:widows="2"/>
    </style:style>
    <style:style style:name="P29"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style>
    <style:style style:name="P30" style:family="paragraph" style:parent-style-name="Text_20_body" style:list-style-name="L2">
      <style:paragraph-properties fo:margin-left="0cm" fo:margin-right="0cm" fo:orphans="2" fo:widows="2" fo:text-indent="0cm" style:auto-text-indent="false" fo:padding="0cm" fo:border="none"/>
    </style:style>
    <style:style style:name="P31" style:family="paragraph" style:parent-style-name="Text_20_body" style:list-style-name="L4">
      <style:paragraph-properties fo:margin-left="0cm" fo:margin-right="0cm" fo:margin-top="0cm" fo:margin-bottom="0cm" style:contextual-spacing="false" fo:orphans="2" fo:widows="2" fo:text-indent="0cm" style:auto-text-indent="false" fo:padding="0cm" fo:border="none"/>
    </style:style>
    <style:style style:name="P32" style:family="paragraph" style:parent-style-name="Text_20_body" style:list-style-name="L4">
      <style:paragraph-properties fo:margin-left="0cm" fo:margin-right="0cm" fo:orphans="2" fo:widows="2" fo:text-indent="0cm" style:auto-text-indent="false" fo:padding="0cm" fo:border="none"/>
      <style:text-properties officeooo:paragraph-rsid="001c3203"/>
    </style:style>
    <style:style style:name="P33" style:family="paragraph" style:parent-style-name="Text_20_body" style:list-style-name="L5">
      <style:paragraph-properties fo:margin-left="0cm" fo:margin-right="0cm" fo:margin-top="0cm" fo:margin-bottom="0.499cm" style:contextual-spacing="false" fo:orphans="2" fo:widows="2" fo:text-indent="0cm" style:auto-text-indent="false" fo:padding="0cm" fo:border="none"/>
    </style:style>
    <style:style style:name="P34" style:family="paragraph" style:parent-style-name="Text_20_body" style:list-style-name="L8">
      <style:paragraph-properties fo:margin-left="0cm" fo:margin-right="0cm" fo:margin-top="0cm" fo:margin-bottom="0cm" style:contextual-spacing="false" fo:orphans="2" fo:widows="2" fo:text-indent="0cm" style:auto-text-indent="false" fo:padding="0cm" fo:border="none"/>
    </style:style>
    <style:style style:name="P35" style:family="paragraph" style:parent-style-name="Text_20_body" style:list-style-name="L8">
      <style:paragraph-properties fo:margin-left="0cm" fo:margin-right="0cm" fo:orphans="2" fo:widows="2" fo:text-indent="0cm" style:auto-text-indent="false" fo:padding="0cm" fo:border="none"/>
    </style:style>
    <style:style style:name="P36" style:family="paragraph" style:parent-style-name="Text_20_body" style:list-style-name="L9">
      <style:paragraph-properties fo:margin-left="0cm" fo:margin-right="0cm" fo:margin-top="0cm" fo:margin-bottom="0cm" style:contextual-spacing="false" fo:orphans="2" fo:widows="2" fo:text-indent="0cm" style:auto-text-indent="false" fo:padding="0cm" fo:border="none"/>
    </style:style>
    <style:style style:name="P37" style:family="paragraph" style:parent-style-name="Text_20_body" style:list-style-name="L10">
      <style:paragraph-properties fo:margin-left="0cm" fo:margin-right="0cm" fo:margin-top="0cm" fo:margin-bottom="0cm" style:contextual-spacing="false" fo:orphans="2" fo:widows="2" fo:text-indent="0cm" style:auto-text-indent="false" fo:padding="0cm" fo:border="none"/>
    </style:style>
    <style:style style:name="P38" style:family="paragraph" style:parent-style-name="Text_20_body">
      <style:paragraph-properties fo:margin-top="0cm" fo:margin-bottom="0.499cm" style:contextual-spacing="false"/>
      <style:text-properties loext:padding="0cm" loext:border="none"/>
    </style:style>
    <style:style style:name="P39" style:family="paragraph" style:parent-style-name="Text_20_body" style:list-style-name="L11">
      <loext:graphic-properties draw:fill="solid" draw:fill-color="#fafafa" draw:opacity="100%"/>
      <style:paragraph-properties fo:margin-left="0cm" fo:margin-right="0cm" fo:margin-top="0cm" fo:margin-bottom="0cm" style:contextual-spacing="false" style:line-height-at-least="0.582cm" fo:orphans="2" fo:widows="2" fo:text-indent="0cm" style:auto-text-indent="false" fo:background-color="#fafafa" fo:padding="0cm" fo:border="none"/>
    </style:style>
    <style:style style:name="T1" style:family="text">
      <style:text-properties fo:font-variant="normal" fo:text-transform="none" fo:color="#000000" loext:opacity="100%" style:font-name="sans-serif" fo:font-size="12pt" fo:letter-spacing="normal" fo:font-style="normal" fo:font-weight="normal" loext:padding="0cm" loext:border="none"/>
    </style:style>
    <style:style style:name="T2" style:family="text">
      <style:text-properties fo:font-variant="normal" fo:text-transform="none" fo:color="#000000" loext:opacity="100%" style:font-name="sans-serif" fo:font-size="12pt" fo:letter-spacing="normal" fo:font-style="normal" fo:font-weight="normal" fo:background-color="#e0e0e0" loext:char-shading-value="0" loext:padding="0cm" loext:border="none"/>
    </style:style>
    <style:style style:name="T3" style:family="text">
      <style:text-properties fo:font-variant="normal" fo:text-transform="none" fo:color="#000000" loext:opacity="100%" style:font-name="sans-serif" fo:font-size="12pt" fo:letter-spacing="normal" fo:font-style="normal" fo:font-weight="bold" style:font-weight-asian="bold" style:font-weight-complex="bold" loext:padding="0cm" loext:border="none"/>
    </style:style>
    <style:style style:name="T4" style:family="text">
      <style:text-properties fo:font-variant="normal" fo:text-transform="none" fo:color="#3d3d3d" loext:opacity="100%" style:font-name="sans-serif" fo:font-size="12pt" fo:letter-spacing="normal" fo:font-style="normal" fo:font-weight="normal" fo:background-color="#e0e0e0" loext:char-shading-value="0" loext:padding="0cm" loext:border="none"/>
    </style:style>
    <style:style style:name="T5" style:family="text">
      <style:text-properties fo:font-variant="normal" fo:text-transform="none" fo:color="#27ae60" loext:opacity="100%" style:font-name="sans-serif" fo:font-size="12pt" fo:letter-spacing="normal" fo:font-style="normal" fo:font-weight="normal" loext:padding="0cm" loext:border="none"/>
    </style:style>
    <style:style style:name="T6" style:family="text">
      <style:text-properties fo:font-variant="normal" fo:text-transform="none" fo:color="#707070" loext:opacity="100%" style:text-line-through-style="none" style:text-line-through-type="none" style:font-name="sans-serif" fo:font-size="9pt" fo:letter-spacing="normal" fo:font-style="normal" style:text-underline-style="none" fo:font-weight="normal" style:text-blinking="false"/>
    </style:style>
    <style:style style:name="T7" style:family="text">
      <style:text-properties fo:color="#27ae60" loext:opacity="100%"/>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4161246309" text:style-name="L1">
        <text:list-item>
          <text:list>
            <text:list-item>
              <text:h text:style-name="P2" text:outline-level="2"><text:bookmark text:name="h5p-panel-link-0-0"/>What is Python?</text:h>
            </text:list-item>
          </text:list>
        </text:list-item>
      </text:list>
      <text:section text:style-name="Sect1" text:name="h5p-panel-content-0-0">
        <text:p text:style-name="P16">Python is a programming language. It allows you to control the computer. The benefits of Pythons are that it is simple and easy, portable, extensible.</text:p>
      </text:section>
      <text:list xml:id="list121436354086840" text:continue-numbering="true" text:style-name="L1">
        <text:list-item>
          <text:list>
            <text:list-item>
              <text:h text:style-name="P2" text:outline-level="2"><text:bookmark text:name="h5p-panel-link-0-1"/>What are the main differences of Python from other programming languages.</text:h>
            </text:list-item>
          </text:list>
        </text:list-item>
      </text:list>
      <text:section text:style-name="Sect1" text:name="h5p-panel-content-0-1">
        <text:p text:style-name="P16">Programs can be developed very quickly with this language. In addition, the simple and clean syntax of the Python programming language has made it a preferred language by many programmers. It's easy to write programs and read a program written by others. It has a wide range of countless libraries. It has build-in data structure and also it is free and open source programming language. So, it has been widely used - especially in Data Science - and has received lots of demands in recent years.</text:p>
      </text:section>
      <text:list xml:id="list121436069492374" text:continue-numbering="true" text:style-name="L1">
        <text:list-item>
          <text:list>
            <text:list-item>
              <text:h text:style-name="P3" text:outline-level="2"><text:bookmark text:name="h5p-panel-link-0-01"/>What is PEP 8?</text:h>
            </text:list-item>
          </text:list>
        </text:list-item>
      </text:list>
      <text:section text:style-name="Sect1" text:name="Bölüm1">
        <text:p text:style-name="P27"><text:bookmark text:name="h5p-panel-content-0-0"/><text:span text:style-name="Strong_20_Emphasis"><text:span text:style-name="T1">PEP</text:span></text:span><text:span text:style-name="T1"> stands for Python Enhancement Proposal.</text:span></text:p>
        <text:p text:style-name="P28"><text:span text:style-name="T1">PEP 8 is a coding convention, a set of recommendation, about how to write your Python code</text:span><text:span text:style-name="Strong_20_Emphasis"><text:span text:style-name="T1"> more readable.</text:span></text:span></text:p>
        <text:p text:style-name="P17">In other words, PEP 8 is a document that gives coding conventions for the Python code comprising the standard library in the main Python distribution.</text:p>
      </text:section>
      <text:list xml:id="list121436597411540" text:continue-numbering="true" text:style-name="L1">
        <text:list-item>
          <text:list>
            <text:list-item>
              <text:h text:style-name="P3" text:outline-level="2"><text:bookmark text:name="h5p-panel-link-0-02"/>What are the comments and how do you write it in Python?</text:h>
            </text:list-item>
          </text:list>
        </text:list-item>
      </text:list>
      <text:section text:style-name="Sect1" text:name="Bölüm2">
        <text:p text:style-name="P27"><text:bookmark text:name="h5p-panel-content-0-01"/><text:span text:style-name="T1">Comments are used to explain code when the basic code itself isn't clear. Python ignores comments, and so will not execute code in there, or raise syntax errors for plain English sentences. Comments in Python start with a</text:span><text:span text:style-name="Strong_20_Emphasis"><text:span text:style-name="T1"> # </text:span></text:span><text:span text:style-name="T1">character. '#' character converts all subsequent characters to the comment form that Python does nothing.</text:span></text:p>
        <text:p text:style-name="P7"># this is a single line comment</text:p>
        <text:p text:style-name="P12"/>
        <text:p text:style-name="P8">print("Hello World!") <text:s/># this is an inline comment</text:p>
      </text:section>
      <text:list xml:id="list121436314704871" text:continue-numbering="true" text:style-name="L1">
        <text:list-item>
          <text:list>
            <text:list-item>
              <text:h text:style-name="P3" text:outline-level="2"><text:bookmark text:name="h5p-panel-link-0-11"/>What is docstring in Python?</text:h>
            </text:list-item>
          </text:list>
        </text:list-item>
      </text:list>
      <text:section text:style-name="Sect1" text:name="Bölüm3">
        <text:p text:style-name="P27"><text:bookmark text:name="h5p-panel-content-0-1"/><text:span text:style-name="Strong_20_Emphasis"><text:span text:style-name="T1">Docstrings</text:span></text:span><text:span text:style-name="T1"> are - unlike regular comments - stored as an attribute of the function or the module they document, meaning that you can access them programmatically. Docstring runs as an explanatory text of codes and it should be written between triple quotes. </text:span></text:p>
      </text:section>
      <text:list xml:id="list121435080241626" text:continue-numbering="true" text:style-name="L1">
        <text:list-item>
          <text:list>
            <text:list-item>
              <text:h text:style-name="P2" text:outline-level="2"><text:bookmark text:name="h5p-panel-link-0-03"/><text:soft-page-break/>Which of the following is an invalid statement?</text:h>
            </text:list-item>
          </text:list>
        </text:list-item>
      </text:list>
      <text:section text:style-name="Sect1" text:name="Bölüm4">
        <text:p text:style-name="P27"><text:bookmark text:name="h5p-panel-content-0-02"/><text:span text:style-name="T1">a) x,y,z = 1, 22, 333<text:line-break/>b) x_y_z = 1,234,567<text:line-break/>c) xyz = 1,234,567<text:line-break/></text:span><text:span text:style-name="Strong_20_Emphasis"><text:span text:style-name="T3">d) x y z = 111 222 333</text:span></text:span></text:p>
        <text:p text:style-name="P17">Spaces are not allowed in variable names.</text:p>
      </text:section>
      <text:list xml:id="list121436143388673" text:continue-numbering="true" text:style-name="L1">
        <text:list-item>
          <text:list>
            <text:list-item>
              <text:h text:style-name="P2" text:outline-level="2"><text:bookmark text:name="h5p-panel-link-0-04"/>What are the 'type conversion' and basic methods of that in Python?</text:h>
            </text:list-item>
          </text:list>
        </text:list-item>
      </text:list>
      <text:section text:style-name="Sect1" text:name="Bölüm5">
        <text:p text:style-name="P16"><text:bookmark text:name="h5p-panel-content-0-03"/>Type conversion refers to the conversion of one data type into another.</text:p>
        <text:p text:style-name="P12"><text:span text:style-name="Strong_20_Emphasis"><text:span text:style-name="T1">int()</text:span></text:span><text:span text:style-name="T1"> – converts some data types into integer type.</text:span></text:p>
        <text:p text:style-name="P12"/>
        <text:p text:style-name="P12"><text:span text:style-name="Strong_20_Emphasis"><text:span text:style-name="T1">float()</text:span></text:span><text:span text:style-name="T1"> – converts some data types into float type.</text:span></text:p>
        <text:p text:style-name="P12"/>
        <text:p text:style-name="P13"><text:span text:style-name="Strong_20_Emphasis"><text:span text:style-name="T1">str() – </text:span></text:span><text:span text:style-name="T1">converts any data type into string type.</text:span></text:p>
      </text:section>
      <text:list xml:id="list121436354017488" text:continue-numbering="true" text:style-name="L1">
        <text:list-item>
          <text:list>
            <text:list-item>
              <text:h text:style-name="P2" text:outline-level="2"><text:bookmark text:name="h5p-panel-link-0-12"/>What are the numerical data types in Python and their properties?</text:h>
            </text:list-item>
          </text:list>
        </text:list-item>
      </text:list>
      <text:section text:style-name="Sect1" text:name="Bölüm6">
        <text:list xml:id="list1496779791" text:style-name="L2">
          <text:list-item>
            <text:p text:style-name="P29"><text:bookmark text:name="h5p-panel-content-0-11"/><text:span text:style-name="Strong_20_Emphasis"><text:span text:style-name="T1">Integers</text:span></text:span><text:span text:style-name="T1"> : they are whole numbers (positive, negative or zero), including no decimal point.</text:span></text:p>
          </text:list-item>
          <text:list-item>
            <text:p text:style-name="P29"><text:span text:style-name="Strong_20_Emphasis"><text:span text:style-name="T1">Floats</text:span></text:span><text:span text:style-name="T1"> : they stand for real numbers with a decimal point.</text:span></text:p>
          </text:list-item>
          <text:list-item>
            <text:p text:style-name="P30"><text:span text:style-name="Strong_20_Emphasis"><text:span text:style-name="T1">Complexes</text:span></text:span><text:span text:style-name="T1"> : they are written in the form, </text:span><text:span text:style-name="Strong_20_Emphasis"><text:span text:style-name="T1">x + yj</text:span></text:span><text:span text:style-name="T1"> , where x is the real part and y is the imaginary part.</text:span></text:p>
          </text:list-item>
        </text:list>
      </text:section>
      <text:list xml:id="list121435269478838" text:continue-list="list121436354017488" text:style-name="L1">
        <text:list-item>
          <text:list>
            <text:list-item>
              <text:h text:style-name="P2" text:outline-level="2"><text:bookmark text:name="h5p-panel-link-0-2"/>What are the basic data types except the numerical and collection types?</text:h>
            </text:list-item>
          </text:list>
        </text:list-item>
      </text:list>
      <text:section text:style-name="Sect1" text:name="h5p-panel-content-0-2">
        <text:p text:style-name="P27"><text:span text:style-name="Strong_20_Emphasis"><text:span text:style-name="T1">String</text:span></text:span><text:span text:style-name="T1"> and </text:span><text:span text:style-name="Strong_20_Emphasis"><text:span text:style-name="T1">Boolean</text:span></text:span><text:span text:style-name="T1"> types.</text:span></text:p>
      </text:section>
      <text:list xml:id="list121436287127545" text:continue-numbering="true" text:style-name="L1">
        <text:list-item>
          <text:list>
            <text:list-item>
              <text:h text:style-name="P3" text:outline-level="2"><text:bookmark text:name="h5p-panel-link-0-3"/>Describe the Boolean types in detail.</text:h>
            </text:list-item>
          </text:list>
        </text:list-item>
      </text:list>
      <text:section text:style-name="Sect1" text:name="h5p-panel-content-0-3">
        <text:p text:style-name="P27"><text:span text:style-name="Strong_20_Emphasis"><text:span text:style-name="T1">Boolean</text:span></text:span><text:span text:style-name="T1"> types are called </text:span><text:span text:style-name="Source_20_Text"><text:span text:style-name="T4">bool</text:span></text:span><text:span text:style-name="T1"> and their values are the two constant objects </text:span><text:span text:style-name="Strong_20_Emphasis"><text:span text:style-name="T1">False</text:span></text:span><text:span text:style-name="T1"> and </text:span><text:span text:style-name="Strong_20_Emphasis"><text:span text:style-name="T1">True</text:span></text:span><text:span text:style-name="T1">. They are used to represent truth values (other values can also be considered false or true).</text:span></text:p>
        <text:p text:style-name="P17">In numeric contexts (for example, when used as the argument to an arithmetic operator), they behave like the integers 0 and 1, respectively.</text:p>
        <text:p text:style-name="P28"><text:span text:style-name="Strong_20_Emphasis"><text:span text:style-name="T1">Bools </text:span></text:span><text:span text:style-name="T1">are important data types that are widely used in Python as they can find use in every aspect of our daily lives. For example, imagine, whether the TV is turned on or off in your home or if the weather is rainy can be explained easily with bools.</text:span></text:p>
      </text:section>
      <text:list xml:id="list121436450143750" text:continue-numbering="true" text:style-name="L1">
        <text:list-item>
          <text:list>
            <text:list-item>
              <text:h text:style-name="P2" text:outline-level="2"><text:bookmark text:name="h5p-panel-link-0-4"/><text:soft-page-break/>What is the 'variable' and how do you assign a value to it?</text:h>
            </text:list-item>
          </text:list>
        </text:list-item>
      </text:list>
      <text:section text:style-name="Sect1" text:name="h5p-panel-content-0-4">
        <text:p text:style-name="P27"><text:span text:style-name="Strong_20_Emphasis"><text:span text:style-name="T1">Variable</text:span></text:span><text:span text:style-name="T1"> is a location designated where a value can be stored and accessed later. Imagine a box where you store something. That's a variable.</text:span></text:p>
        <text:p text:style-name="P17">Python variables do not need an explicit declaration to reserve memory space. The declaration happens automatically when you assign a value to a variable.</text:p>
        <text:p text:style-name="P17">To create a variable in Python, all you need to do is specify the variable name and then assign a value to it.</text:p>
      </text:section>
      <text:list xml:id="list121436400969876" text:continue-numbering="true" text:style-name="L1">
        <text:list-item>
          <text:list>
            <text:list-item>
              <text:h text:style-name="P3" text:outline-level="2"><text:bookmark text:name="h5p-panel-link-0-05"/>What is a boolean in Python?</text:h>
            </text:list-item>
          </text:list>
        </text:list-item>
      </text:list>
      <text:section text:style-name="Sect1" text:name="Bölüm7">
        <text:p text:style-name="P27"><text:bookmark text:name="h5p-panel-content-0-04"/><text:span text:style-name="T1">Boolean is one of the built-in data types in Python, it mainly contains two values, and they are </text:span><text:span text:style-name="Strong_20_Emphasis"><text:span text:style-name="T1">True</text:span></text:span><text:span text:style-name="T1"> and </text:span><text:span text:style-name="Strong_20_Emphasis"><text:span text:style-name="T1">False</text:span></text:span><text:span text:style-name="T1">.</text:span></text:p>
      </text:section>
      <text:list xml:id="list121435719673573" text:continue-numbering="true" text:style-name="L1">
        <text:list-item>
          <text:list>
            <text:list-item>
              <text:h text:style-name="P2" text:outline-level="2"><text:bookmark text:name="h5p-panel-link-0-13"/>Python has three built-in Boolean operators. What are they?</text:h>
            </text:list-item>
          </text:list>
        </text:list-item>
      </text:list>
      <text:section text:style-name="Sect1" text:name="Bölüm8">
        <text:p text:style-name="P26"><text:bookmark text:name="h5p-panel-content-0-12"/> </text:p>
        <text:p text:style-name="P28"><text:span text:style-name="Strong_20_Emphasis"><text:span text:style-name="T1">They are :</text:span></text:span></text:p>
        <text:p text:style-name="P6"/>
        <text:p text:style-name="P8">and, or, not</text:p>
      </text:section>
      <text:list xml:id="list121436370908671" text:continue-numbering="true" text:style-name="L1">
        <text:list-item>
          <text:list>
            <text:list-item>
              <text:h text:style-name="P2" text:outline-level="2"><text:bookmark text:name="h5p-panel-link-0-21"/>What is the order of priority of the logical operators?</text:h>
            </text:list-item>
          </text:list>
        </text:list-item>
      </text:list>
      <text:section text:style-name="Sect1" text:name="Bölüm9">
        <text:list xml:id="list2587303012" text:style-name="L3">
          <text:list-item>
            <text:p text:style-name="P18"><text:bookmark text:name="h5p-panel-content-0-2"/>not</text:p>
          </text:list-item>
          <text:list-item>
            <text:p text:style-name="P18">and</text:p>
          </text:list-item>
          <text:list-item>
            <text:p text:style-name="P19">or</text:p>
          </text:list-item>
        </text:list>
      </text:section>
      <text:list xml:id="list121434920224590" text:continue-list="list121436370908671" text:style-name="L1">
        <text:list-item>
          <text:list>
            <text:list-item>
              <text:h text:style-name="P2" text:outline-level="2"><text:bookmark text:name="h5p-panel-link-0-31"/>What is the output of this Boolean logic : True and False or not True or False</text:h>
            </text:list-item>
          </text:list>
        </text:list-item>
      </text:list>
      <text:section text:style-name="Sect1" text:name="Bölüm10">
        <text:p text:style-name="P27"><text:bookmark text:name="h5p-panel-content-0-3"/><text:span text:style-name="T1">The answer is : </text:span><text:span text:style-name="Strong_20_Emphasis"><text:span text:style-name="T5">False</text:span></text:span></text:p>
        <text:p text:style-name="P6"/>
        <text:p text:style-name="P7">You should follow the order of priority. Firstly, '<text:span text:style-name="T7">not True</text:span>' is evaluated. Then '<text:span text:style-name="T7">and</text:span>' is </text:p>
        <text:p text:style-name="P8">evaluated from left to right. Lastly, '<text:span text:style-name="T7">or</text:span>' is evaluated as well.</text:p>
        <text:p text:style-name="P8"/>
      </text:section>
      <text:list xml:id="list121436817971288" text:continue-numbering="true" text:style-name="L1">
        <text:list-item>
          <text:list>
            <text:list-item>
              <text:h text:style-name="P2" text:outline-level="2"><text:bookmark text:name="h5p-panel-link-0-41"/><text:soft-page-break/>What are the values evaluated to False when applied to a Boolean operator?</text:h>
            </text:list-item>
          </text:list>
        </text:list-item>
      </text:list>
      <text:section text:style-name="Sect1" text:name="Bölüm11">
        <text:list xml:id="list3359492710" text:style-name="L4">
          <text:list-item>
            <text:p text:style-name="P31"><text:bookmark text:name="h5p-panel-content-0-4"/><text:bookmark text:name="yui_3_17_2_1_1575630749806_193"/><text:span text:style-name="Source_20_Text"><text:span text:style-name="T4">None</text:span></text:span><text:span text:style-name="T1"> and </text:span><text:span text:style-name="Source_20_Text"><text:span text:style-name="T4">False</text:span></text:span><text:span text:style-name="T1">.</text:span></text:p>
          </text:list-item>
          <text:list-item>
            <text:p text:style-name="P31"><text:span text:style-name="T1">Zero of any numeric type: </text:span><text:span text:style-name="Source_20_Text"><text:span text:style-name="T4">0, 0.0, 0j</text:span></text:span></text:p>
          </text:list-item>
          <text:list-item>
            <text:p text:style-name="P31"><text:span text:style-name="T1">Empty sequences and collections: </text:span><text:span text:style-name="Source_20_Text"><text:span text:style-name="T4">'', [], {}.</text:span></text:span></text:p>
          </text:list-item>
          <text:list-item>
            <text:p text:style-name="P32"><text:bookmark text:name="yui_3_17_2_1_1575630749806_192"/><text:span text:style-name="T1">Any remaining value is evaluated as </text:span><text:span text:style-name="Source_20_Text"><text:span text:style-name="T4">True</text:span></text:span><text:span text:style-name="T1">.</text:span></text:p>
          </text:list-item>
        </text:list>
      </text:section>
      <text:list xml:id="list121435180777440" text:continue-list="list121436817971288" text:style-name="L1">
        <text:list-item>
          <text:list>
            <text:list-item>
              <text:list>
                <text:list-item>
                  <text:h text:style-name="P4" text:outline-level="3">What is the output of print(str[4:]) if str = 'Python Language' ?</text:h>
                </text:list-item>
              </text:list>
            </text:list-item>
          </text:list>
        </text:list-item>
      </text:list>
      <text:section text:style-name="Sect1" text:name="Bölüm12">
        <text:p text:style-name="P9"><text:bookmark text:name="h5p-panel-content-0-06"/>on Language</text:p>
      </text:section>
      <text:list xml:id="list121435407882570" text:continue-numbering="true" text:style-name="L1">
        <text:list-item>
          <text:list>
            <text:list-item>
              <text:list>
                <text:list-item>
                  <text:h text:style-name="P4" text:outline-level="3"><text:bookmark text:name="h5p-panel-link-0-14"/>What is the output of print('%.5s' % x) if x = "HelloWorld!" ?</text:h>
                </text:list-item>
              </text:list>
            </text:list-item>
          </text:list>
        </text:list-item>
      </text:list>
      <text:section text:style-name="Sect1" text:name="Bölüm13">
        <text:p text:style-name="P16"><text:bookmark text:name="h5p-panel-content-0-13"/>Hello</text:p>
      </text:section>
      <text:list xml:id="list121435362941287" text:continue-numbering="true" text:style-name="L1">
        <text:list-item>
          <text:list>
            <text:list-item>
              <text:list>
                <text:list-item>
                  <text:h text:style-name="P4" text:outline-level="3"><text:bookmark text:name="h5p-panel-link-0-22"/>There are several ways in Python that we use when processing and using string data structures. What are the most important of these:</text:h>
                </text:list-item>
              </text:list>
            </text:list-item>
          </text:list>
        </text:list-item>
      </text:list>
      <text:section text:style-name="Sect1" text:name="Bölüm14">
        <text:list xml:id="list2097258409" text:style-name="L5">
          <text:list-item>
            <text:p text:style-name="P33"><text:bookmark text:name="h5p-panel-content-0-21"/><text:span text:style-name="T1">Arithmetic syntax (</text:span><text:span text:style-name="Strong_20_Emphasis"><text:span text:style-name="Source_20_Text"><text:span text:style-name="T4">+</text:span></text:span></text:span><text:span text:style-name="T1"> ,  </text:span><text:span text:style-name="Source_20_Text"><text:span text:style-name="T4">*</text:span></text:span><text:span text:style-name="T1">, and  </text:span><text:span text:style-name="T2">=</text:span><text:span text:style-name="T1">),</text:span></text:p>
          </text:list-item>
          <text:list-item>
            <text:p text:style-name="P33"><text:span text:style-name="Strong_20_Emphasis"><text:span text:style-name="Source_20_Text"><text:span text:style-name="T4">%</text:span></text:span></text:span><text:span text:style-name="T1"> operator formatting,</text:span></text:p>
          </text:list-item>
          <text:list-item>
            <text:p text:style-name="P33"><text:span text:style-name="Strong_20_Emphasis"><text:span text:style-name="Source_20_Text"><text:span text:style-name="T4">string.format()</text:span></text:span></text:span><text:span text:style-name="T1"> method,</text:span></text:p>
          </text:list-item>
          <text:list-item>
            <text:p text:style-name="P33"><text:span text:style-name="Strong_20_Emphasis"><text:span text:style-name="Source_20_Text"><text:span text:style-name="T4">f-string</text:span></text:span></text:span><text:span text:style-name="T1"> formatting.</text:span></text:p>
          </text:list-item>
        </text:list>
      </text:section>
      <text:list xml:id="list121435863082049" text:continue-list="list121435362941287" text:style-name="L1">
        <text:list-item>
          <text:list>
            <text:list-item>
              <text:list>
                <text:list-item>
                  <text:h text:style-name="P4" text:outline-level="3"><text:bookmark text:name="h5p-panel-link-0-32"/>If you want to use multiple 'f-string formatting' lines without parentheses, what will be the other option that you can use?</text:h>
                </text:list-item>
              </text:list>
            </text:list-item>
          </text:list>
        </text:list-item>
      </text:list>
      <text:section text:style-name="Sect1" text:name="Bölüm15">
        <text:p text:style-name="P27"><text:bookmark text:name="h5p-panel-content-0-31"/><text:span text:style-name="T1">You can use backslashes 👉</text:span><text:span text:style-name="Strong_20_Emphasis"><text:span text:style-name="T1">\</text:span></text:span><text:span text:style-name="T1"> between f-lines.</text:span></text:p>
      </text:section>
      <text:list xml:id="list121435584132120" text:continue-numbering="true" text:style-name="L1">
        <text:list-item>
          <text:list>
            <text:list-item>
              <text:list>
                <text:list-item>
                  <text:h text:style-name="P4" text:outline-level="3"><text:bookmark text:name="h5p-panel-link-0-08"/>What does the title() method do in Python?</text:h>
                </text:list-item>
              </text:list>
            </text:list-item>
          </text:list>
        </text:list-item>
      </text:list>
      <text:section text:style-name="Sect1" text:name="Bölüm16">
        <text:p text:style-name="P16"><text:bookmark text:name="h5p-panel-content-0-07"/>Python provides the title() method to convert the first letter in each word to capital format while the rest turns to lowercase.</text:p>
        <text:p text:style-name="P17">Example:</text:p>
        <text:p text:style-name="P7">str = 'pYtHoN lAngUaGe'</text:p>
        <text:p text:style-name="P8">print(str.title())</text:p>
        <text:p text:style-name="P17">The output:</text:p>
        <text:p text:style-name="P8">Python Language</text:p>
      </text:section>
      <text:list xml:id="list121434937690521" text:continue-numbering="true" text:style-name="L1">
        <text:list-item>
          <text:list>
            <text:list-item>
              <text:list>
                <text:list-item>
                  <text:h text:style-name="P4" text:outline-level="3"><text:bookmark text:name="h5p-panel-link-0-15"/><text:soft-page-break/>print("Actions speaks louder than words".upper().swapcase().capitalize()), will this code work? If yes, what will be the output? Describe how?</text:h>
                </text:list-item>
              </text:list>
            </text:list-item>
          </text:list>
        </text:list-item>
      </text:list>
      <text:section text:style-name="Sect1" text:name="Bölüm17">
        <text:p text:style-name="P16"><text:bookmark text:name="h5p-panel-content-0-14"/>Yes it works. The syntax is : 'string.method()'. Changing the string using these methods returns string type again. The output is :</text:p>
        <text:p text:style-name="P13"><text:span text:style-name="Strong_20_Emphasis"><text:span text:style-name="T1">Actions speaks louder than words</text:span></text:span></text:p>
        <text:p text:style-name="P17">Follow the additional examples below :</text:p>
        <text:p text:style-name="P7">string.upper() <text:s/># returns string type</text:p>
        <text:p text:style-name="P12"/>
        <text:p text:style-name="P7">string.upper().lower() <text:s/># also returns string type</text:p>
        <text:p text:style-name="P12"/>
        <text:p text:style-name="P8">string.upper().lower().title() <text:s/># returns string type again</text:p>
      </text:section>
      <text:list xml:id="list121435374315718" text:continue-numbering="true" text:style-name="L1">
        <text:list-item>
          <text:list>
            <text:list-item>
              <text:list>
                <text:list-item>
                  <text:h text:style-name="P4" text:outline-level="3"><text:bookmark text:name="h5p-panel-link-0-23"/>What are the 'string.startswith()' and 'string.endswith()' method used for? Describe how?</text:h>
                </text:list-item>
              </text:list>
            </text:list-item>
          </text:list>
        </text:list-item>
      </text:list>
      <text:section text:style-name="Sect1" text:name="Bölüm18">
        <text:p text:style-name="P27"><text:bookmark text:name="h5p-panel-content-0-22"/><text:span text:style-name="T1">To search patterns in a string there are two useful methods called </text:span><text:span text:style-name="Source_20_Text"><text:span text:style-name="T4">startswith()</text:span></text:span><text:span text:style-name="T1"> and </text:span><text:span text:style-name="Source_20_Text"><text:span text:style-name="T4">endswith()</text:span></text:span><text:span text:style-name="T1"> that search for the particular pattern in the immediate beginning or end of a string and return </text:span><text:span text:style-name="Source_20_Text"><text:span text:style-name="T4">True</text:span></text:span><text:span text:style-name="T1"> if the expression is found.  </text:span></text:p>
      </text:section>
      <text:list xml:id="list121436214157441" text:continue-numbering="true" text:style-name="L1">
        <text:list-item>
          <text:list>
            <text:list-item>
              <text:h text:style-name="P2" text:outline-level="2"><text:bookmark text:name="h5p-panel-link-0-09"/>What does list[::-1] do?</text:h>
            </text:list-item>
          </text:list>
        </text:list-item>
      </text:list>
      <text:section text:style-name="Sect1" text:name="Bölüm19">
        <text:p text:style-name="P16"><text:bookmark text:name="h5p-panel-content-0-08"/>list[::-1] is used to reverse the order of a sequence of the elements in the list.</text:p>
      </text:section>
      <text:list xml:id="list121436019379865" text:continue-numbering="true" text:style-name="L1">
        <text:list-item>
          <text:list>
            <text:list-item>
              <text:h text:style-name="P2" text:outline-level="2"><text:bookmark text:name="h5p-panel-link-0-16"/>What is the difference between list and tuple?</text:h>
            </text:list-item>
          </text:list>
        </text:list-item>
      </text:list>
      <text:section text:style-name="Sect1" text:name="Bölüm20">
        <text:p text:style-name="P27"><text:bookmark text:name="h5p-panel-content-0-15"/><text:span text:style-name="Strong_20_Emphasis"><text:span text:style-name="T1">LISTs</text:span></text:span><text:span text:style-name="T1"> :</text:span></text:p>
        <text:list xml:id="list539811832" text:style-name="L6">
          <text:list-item>
            <text:p text:style-name="P20">Lists are mutable i.e they can be edited.</text:p>
          </text:list-item>
          <text:list-item>
            <text:p text:style-name="P20">Lists are slower than tuples.</text:p>
          </text:list-item>
          <text:list-item>
            <text:p text:style-name="P10">Syntax: list_1 = [True, ‘Space’, 20]</text:p>
          </text:list-item>
        </text:list>
        <text:p text:style-name="P28"><text:span text:style-name="Strong_20_Emphasis"><text:span text:style-name="T1">TUPLEs :</text:span></text:span></text:p>
        <text:list xml:id="list3594185536" text:style-name="L7">
          <text:list-item>
            <text:p text:style-name="P21">Tuples are immutable (tuples are lists which can’t be edited).</text:p>
          </text:list-item>
          <text:list-item>
            <text:p text:style-name="P21">Tuples are faster than list.</text:p>
          </text:list-item>
          <text:list-item>
            <text:p text:style-name="P11">Syntax: tup_1 = (True, ‘Space’ , 20)</text:p>
          </text:list-item>
        </text:list>
      </text:section>
      <text:list xml:id="list121435628702938" text:continue-list="list121436019379865" text:style-name="L1">
        <text:list-item>
          <text:list>
            <text:list-item>
              <text:h text:style-name="P2" text:outline-level="2"><text:bookmark text:name="h5p-panel-link-0-24"/>Explain list, tuple, set and dictionary (collection types) in Python?</text:h>
            </text:list-item>
          </text:list>
        </text:list-item>
      </text:list>
      <text:section text:style-name="Sect1" text:name="Bölüm21">
        <text:list xml:id="list2482147043" text:style-name="L8">
          <text:list-item>
            <text:p text:style-name="P34"><text:bookmark text:name="h5p-panel-content-0-23"/><text:span text:style-name="Strong_20_Emphasis"><text:span text:style-name="T1">List:</text:span></text:span><text:span text:style-name="T1"> Collection of items of different data types which can be changed at run time.</text:span></text:p>
          </text:list-item>
          <text:list-item>
            <text:p text:style-name="P34"><text:span text:style-name="Strong_20_Emphasis"><text:span text:style-name="T1">Tuple:</text:span></text:span><text:span text:style-name="T1"> Collection of items of different data types which cannot be changed. It only has read-only access to the collection. This can be used when you want to secure your data collection set and does not need any modification.</text:span></text:p>
          </text:list-item>
          <text:list-item>
            <text:p text:style-name="P34"><text:soft-page-break/><text:span text:style-name="Strong_20_Emphasis"><text:span text:style-name="T1">Set:</text:span></text:span><text:span text:style-name="T1"> Collection of items of a similar data type.</text:span></text:p>
          </text:list-item>
          <text:list-item>
            <text:p text:style-name="P35"><text:span text:style-name="Strong_20_Emphasis"><text:span text:style-name="T1">Dictionary:</text:span></text:span><text:span text:style-name="T1"> Collection of items with key-value pairs.</text:span></text:p>
          </text:list-item>
        </text:list>
      </text:section>
      <text:list xml:id="list121435815610531" text:continue-list="list121435628702938" text:style-name="L1">
        <text:list-item>
          <text:list>
            <text:list-item>
              <text:h text:style-name="P2" text:outline-level="2"><text:bookmark text:name="h5p-panel-link-0-33"/>What are the built-in types available in Python?</text:h>
            </text:list-item>
          </text:list>
        </text:list-item>
      </text:list>
      <text:section text:style-name="Sect1" text:name="Bölüm22">
        <text:h text:style-name="P5" text:outline-level="3"><text:bookmark text:name="h5p-panel-content-0-32"/>Here is the list of most commonly used built-in types that Python supports:</text:h>
        <text:list xml:id="list2858699802" text:style-name="L9">
          <text:list-item>
            <text:p text:style-name="P36"><text:span text:style-name="Strong_20_Emphasis"><text:span text:style-name="T1">Immutable built-in datatypes of Python:</text:span></text:span></text:p>
            <text:list>
              <text:list-item>
                <text:p text:style-name="P22">Numbers</text:p>
              </text:list-item>
              <text:list-item>
                <text:p text:style-name="P22">Strings</text:p>
              </text:list-item>
              <text:list-item>
                <text:p text:style-name="P23">Tuples</text:p>
              </text:list-item>
            </text:list>
          </text:list-item>
        </text:list>
        <text:list xml:id="list3705437500" text:style-name="L10">
          <text:list-item>
            <text:p text:style-name="P37"><text:span text:style-name="Strong_20_Emphasis"><text:span text:style-name="T1">Mutable built-in datatypes of Python:</text:span></text:span></text:p>
            <text:list>
              <text:list-item>
                <text:p text:style-name="P24">List</text:p>
              </text:list-item>
              <text:list-item>
                <text:p text:style-name="P24">Dictionaries</text:p>
              </text:list-item>
              <text:list-item>
                <text:p text:style-name="P25">Sets</text:p>
              </text:list-item>
            </text:list>
          </text:list-item>
        </text:list>
      </text:section>
      <text:list xml:id="list121437005514179" text:continue-list="list121435815610531" text:style-name="L1">
        <text:list-item>
          <text:list>
            <text:list-item>
              <text:h text:style-name="P2" text:outline-level="2"><text:bookmark text:name="h5p-panel-link-0-42"/>In Python what is slicing?</text:h>
            </text:list-item>
          </text:list>
        </text:list-item>
      </text:list>
      <text:section text:style-name="Sect1" text:name="Bölüm23">
        <text:p text:style-name="P16"><text:bookmark text:name="h5p-panel-content-0-41"/>A mechanism to select a range of items from sequence types like list, tuple, strings etc. is known as slicing.</text:p>
      </text:section>
      <text:list xml:id="list121435627792051" text:continue-numbering="true" text:style-name="L1">
        <text:list-item>
          <text:list>
            <text:list-item>
              <text:h text:style-name="P2" text:outline-level="2"><text:bookmark text:name="h5p-panel-link-0-5"/>What is a dictionary in Python?</text:h>
            </text:list-item>
          </text:list>
        </text:list-item>
      </text:list>
      <text:section text:style-name="Sect1" text:name="h5p-panel-content-0-5">
        <text:p text:style-name="P16">Python dictionary is one of the supported data types in Python. It is an unordered collection of elements. The elements in dictionaries are stored as key–value pairs. Dictionaries are indexed by keys.</text:p>
        <text:p text:style-name="P28"><text:span text:style-name="T1">For example, below we have a dictionary named 'dict'. It contains two keys, </text:span><text:span text:style-name="Strong_20_Emphasis"><text:span text:style-name="T1">fruit</text:span></text:span><text:span text:style-name="T1"> and </text:span><text:span text:style-name="Strong_20_Emphasis"><text:span text:style-name="T1">vegatable</text:span></text:span><text:span text:style-name="T1">, along with their corresponding values, </text:span><text:span text:style-name="Strong_20_Emphasis"><text:span text:style-name="T1">banana</text:span></text:span><text:span text:style-name="T1"> and </text:span><text:span text:style-name="Strong_20_Emphasis"><text:span text:style-name="T1">onion</text:span></text:span><text:span text:style-name="T1">.</text:span></text:p>
        <text:p text:style-name="P8">dict = {'fruit':'banana','vegatable':'onion'}</text:p>
      </text:section>
      <text:list xml:id="list121435483805315" text:continue-numbering="true" text:style-name="L1">
        <text:list-item>
          <text:list>
            <text:list-item>
              <text:h text:style-name="P2" text:outline-level="2"><text:bookmark text:name="h5p-panel-link-0-6"/>Which one of the following is not the correct syntax for creating a set in Python?</text:h>
            </text:list-item>
          </text:list>
        </text:list-item>
      </text:list>
      <text:section text:style-name="Sect1" text:name="h5p-panel-content-0-6">
        <text:p text:style-name="P27"><text:span text:style-name="Strong_20_Emphasis"><text:span text:style-name="T3">a. set([[1,2],[3,4],[4,5]])</text:span></text:span><text:span text:style-name="T1"><text:line-break/>b. set([1,2,2,3,4,5])<text:line-break/>c. {1,2,3,4}<text:line-break/>d. set((1,2,3,4))</text:span></text:p>
        <text:p text:style-name="P28"><text:span text:style-name="Strong_20_Emphasis"><text:span text:style-name="T1">Explanation</text:span></text:span><text:span text:style-name="T1">: The argument given for the set must be an iterable.</text:span></text:p>
      </text:section>
      <text:list xml:id="list121435139113798" text:continue-numbering="true" text:style-name="L1">
        <text:list-item>
          <text:list>
            <text:list-item>
              <text:h text:style-name="P2" text:outline-level="2"><text:bookmark text:name="h5p-panel-link-0-010"/><text:soft-page-break/>What are the two major loop statements?</text:h>
            </text:list-item>
          </text:list>
        </text:list-item>
      </text:list>
      <text:section text:style-name="Sect1" text:name="Bölüm24">
        <text:p text:style-name="P16"><text:bookmark text:name="h5p-panel-content-0-09"/>'for' and 'while' loops.</text:p>
      </text:section>
      <text:list xml:id="list121435081900307" text:continue-numbering="true" text:style-name="L1">
        <text:list-item>
          <text:list>
            <text:list-item>
              <text:h text:style-name="P3" text:outline-level="2"><text:bookmark text:name="h5p-panel-link-0-17"/>What are control flow statements in Python?</text:h>
            </text:list-item>
          </text:list>
        </text:list-item>
      </text:list>
      <text:section text:style-name="Sect1" text:name="Bölüm25">
        <text:p text:style-name="P16"><text:bookmark text:name="h5p-panel-content-0-16"/>Control flow statements are used to manipulate or change the execution flow of a program. Basically, we can control the flow of Python code lines using Conditional Statements (if statements, boolean logic expressions) and Loops.</text:p>
        <text:p text:style-name="P17">Generally, the flow of the execution of a program runs from top to bottom, but certain statements (control flow statements) in Python can break this top-to-bottom order of execution. Control flow statements include decision-making, looping, and more.</text:p>
      </text:section>
      <text:list xml:id="list121435022056328" text:continue-numbering="true" text:style-name="L1">
        <text:list-item>
          <text:list>
            <text:list-item>
              <text:h text:style-name="P2" text:outline-level="2"><text:bookmark text:name="h5p-panel-link-0-25"/>How does for loop and while loop differ in Python and when do you choose to use them?</text:h>
            </text:list-item>
          </text:list>
        </text:list-item>
      </text:list>
      <text:section text:style-name="Sect1" text:name="Bölüm26">
        <text:p text:style-name="P27"><text:bookmark text:name="h5p-panel-content-0-24"/><text:span text:style-name="Strong_20_Emphasis"><text:span text:style-name="T1">For loop</text:span></text:span><text:span text:style-name="T1"> is generally used to iterate through the elements of various collection types such as </text:span><text:span text:style-name="Strong_20_Emphasis"><text:span text:style-name="T1">list, tuple, set and dictionary.</text:span></text:span></text:p>
        <text:p text:style-name="P28"><text:span text:style-name="Strong_20_Emphasis"><text:span text:style-name="T1">While loop</text:span></text:span><text:span text:style-name="T1"> is the actual looping feature that is used in any other programming language. This is how Python differs in handling loops from the other programming languages.</text:span></text:p>
      </text:section>
      <text:list xml:id="list121435601933259" text:continue-numbering="true" text:style-name="L1">
        <text:list-item>
          <text:list>
            <text:list-item>
              <text:h text:style-name="P3" text:outline-level="2"><text:bookmark text:name="h5p-panel-link-0-34"/>What are Python iterators?</text:h>
            </text:list-item>
          </text:list>
        </text:list-item>
      </text:list>
      <text:section text:style-name="Sect1" text:name="Bölüm27">
        <text:p text:style-name="P16"><text:bookmark text:name="h5p-panel-content-0-33"/>Iterators in Python are array-like objects which allow moving on the next element. We use them in traversing a loop, for example, in a 'for' loop.</text:p>
      </text:section>
      <text:list xml:id="list121435298224181" text:continue-numbering="true" text:style-name="L1">
        <text:list-item>
          <text:list>
            <text:list-item>
              <text:h text:style-name="P1" text:outline-level="2"><text:bookmark text:name="h5p-panel-link-0-43"/>Write a program that takes a number from the user and prints the result to check if it is a prime number. Use 'for' loop and 'if-else' statement.</text:h>
            </text:list-item>
          </text:list>
        </text:list-item>
      </text:list>
      <text:section text:style-name="Sect1" text:name="Bölüm28">
        <text:p text:style-name="P38"><text:bookmark text:name="h5p-panel-content-0-42"/>There are several code alternatives to check if a number is a prime. Consider this :</text:p>
        <text:p text:style-name="P14">n=int(input('Enter a number to check if it is a prime number : '))</text:p>
        <text:p text:style-name="P14">count=0</text:p>
        <text:p text:style-name="P14">for i in range(1, n+1):</text:p>
        <text:p text:style-name="P14"><text:s text:c="4"/>if n%i==0 : count += 1</text:p>
        <text:p text:style-name="P14"><text:s text:c="4"/>else : count += 0</text:p>
        <text:p text:style-name="P14">if count &lt; 3: print(f'{n} is a prime number')</text:p>
        <text:p text:style-name="P15">else : print(f'{n} is not a prime number')</text:p>
      </text:section>
      <text:list xml:id="list125374166" text:style-name="L11">
        <text:list-header>
          <text:p text:style-name="P39"><text:span text:style-name="T6"/></text:p>
        </text:list-header>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tr" fo:country="T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2-13T12:14:34.726000000</dc:date>
    <meta:editing-duration>PT18M54S</meta:editing-duration>
    <meta:editing-cycles>8</meta:editing-cycles>
    <meta:generator>LibreOffice/7.3.2.2$Windows_X86_64 LibreOffice_project/49f2b1bff42cfccbd8f788c8dc32c1c309559be0</meta:generator>
    <meta:document-statistic meta:table-count="0" meta:image-count="0" meta:object-count="0" meta:page-count="7" meta:paragraph-count="137" meta:word-count="1715" meta:character-count="9715" meta:non-whitespace-character-count="8182"/>
  </office:meta>
</office:document-meta>
</file>